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0CC000000E031CC2D30969F3258.png" manifest:media-type="image/png"/>
  <manifest:file-entry manifest:full-path="Pictures/10000201000001D00000009F16D76C41BC80BF53.png" manifest:media-type="image/png"/>
  <manifest:file-entry manifest:full-path="Pictures/10000201000000DD000000A61787FC122D69829C.png" manifest:media-type="image/png"/>
  <manifest:file-entry manifest:full-path="Pictures/100002010000034200000267E62028616424E6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Standard">
      <style:text-properties officeooo:paragraph-rsid="0090f41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90f412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4b9c8f"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Text_20_body">
      <style:text-properties officeooo:rsid="032c4d2d" officeooo:paragraph-rsid="00897cb3"/>
    </style:style>
    <style:style style:name="P18" style:family="paragraph" style:parent-style-name="Text_20_body">
      <style:text-properties officeooo:rsid="0340be42" officeooo:paragraph-rsid="0090f412"/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rsid="024b9c8f" officeooo:paragraph-rsid="00897cb3"/>
    </style:style>
    <style:style style:name="P21" style:family="paragraph" style:parent-style-name="Horizontal_20_Line">
      <style:text-properties officeooo:paragraph-rsid="00897cb3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f412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paragraph-rsid="00897cb3"/>
    </style:style>
    <style:style style:name="P25" style:family="paragraph" style:parent-style-name="Heading_20_3">
      <style:text-properties officeooo:paragraph-rsid="00897cb3"/>
    </style:style>
    <style:style style:name="P26" style:family="paragraph" style:parent-style-name="Heading_20_3">
      <style:text-properties officeooo:paragraph-rsid="0090f41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da300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fo:font-size="10pt" officeooo:rsid="00926576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T12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92657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4">3</text:span>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96_1295799078" text:style-name="Index_20_Link" text:visited-style-name="Index_20_Link">View Menu<text:tab/>1</text:a></text:p>
          <text:p text:style-name="P10"><text:a xlink:type="simple" xlink:href="#__RefHeading___Toc684_3225492875" text:style-name="Index_20_Link" text:visited-style-name="Index_20_Link">Toolbar<text:tab/>1</text:a></text:p>
          <text:p text:style-name="P10"><text:a xlink:type="simple" xlink:href="#__RefHeading___Toc686_3225492875" text:style-name="Index_20_Link" text:visited-style-name="Index_20_Link">Sidebar<text:tab/>1</text:a></text:p>
          <text:p text:style-name="P10"><text:a xlink:type="simple" xlink:href="#__RefHeading___Toc985_3415296851" text:style-name="Index_20_Link" text:visited-style-name="Index_20_Link">Zoom In<text:tab/>2</text:a></text:p>
          <text:p text:style-name="P10"><text:a xlink:type="simple" xlink:href="#__RefHeading___Toc987_3415296851" text:style-name="Index_20_Link" text:visited-style-name="Index_20_Link">Zoom Out<text:tab/>2</text:a></text:p>
          <text:p text:style-name="P10"><text:a xlink:type="simple" xlink:href="#__RefHeading___Toc989_3415296851" text:style-name="Index_20_Link" text:visited-style-name="Index_20_Link">Zoom Border<text:tab/>2</text:a></text:p>
          <text:p text:style-name="P10"><text:a xlink:type="simple" xlink:href="#__RefHeading___Toc991_3415296851" text:style-name="Index_20_Link" text:visited-style-name="Index_20_Link">Frame Selected<text:tab/>2</text:a></text:p>
          <text:p text:style-name="P10"><text:a xlink:type="simple" xlink:href="#__RefHeading___Toc1600_976454963" text:style-name="Index_20_Link" text:visited-style-name="Index_20_Link">Frame All<text:tab/>2</text:a></text:p>
          <text:p text:style-name="P10"><text:a xlink:type="simple" xlink:href="#__RefHeading___Toc1604_976454963" text:style-name="Index_20_Link" text:visited-style-name="Index_20_Link">Area<text:tab/>2</text:a></text:p>
          <text:p text:style-name="P19"><text:a xlink:type="simple" xlink:href="#__RefHeading___Toc1608_976454963" text:style-name="Index_20_Link" text:visited-style-name="Index_20_Link">Horizontal Split<text:tab/>2</text:a></text:p>
          <text:p text:style-name="P19"><text:a xlink:type="simple" xlink:href="#__RefHeading___Toc1610_976454963" text:style-name="Index_20_Link" text:visited-style-name="Index_20_Link">Vertical Split<text:tab/>2</text:a></text:p>
          <text:p text:style-name="P19"><text:a xlink:type="simple" xlink:href="#__RefHeading___Toc1612_976454963" text:style-name="Index_20_Link" text:visited-style-name="Index_20_Link">Duplicate Area into New Window<text:tab/>2</text:a></text:p>
          <text:p text:style-name="P19"><text:a xlink:type="simple" xlink:href="#__RefHeading___Toc1614_976454963" text:style-name="Index_20_Link" text:visited-style-name="Index_20_Link">Toggle Maximize Area<text:tab/>2</text:a></text:p>
          <text:p text:style-name="P19"><text:a xlink:type="simple" xlink:href="#__RefHeading___Toc1616_976454963" text:style-name="Index_20_Link" text:visited-style-name="Index_20_Link">Toggle Full screen Area<text:tab/>3</text:a></text:p>
          <text:p text:style-name="P19"><text:a xlink:type="simple" xlink:href="#__RefHeading___Toc2847_3598358996" text:style-name="Index_20_Link" text:visited-style-name="Index_20_Link">Close Area<text:tab/>3</text:a></text:p>
        </text:index-body>
      </text:table-of-content>
      <text:p text:style-name="P5"/>
      <text:p text:style-name="P2"/>
      <text:p text:style-name="Standard"/>
      <table:table table:name="Tabelle1" table:style-name="Tabelle1">
        <table:table-column table:style-name="Tabelle1.A"/>
        <table:table-row table:style-name="TableLine2312484443136">
          <table:table-cell table:style-name="Tabelle1.A1" office:value-type="string">
            <text:h text:style-name="P23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7"/>
      <text:p text:style-name="P3"><draw:frame draw:style-name="fr2" draw:name="Bild102" text:anchor-type="paragraph" svg:y="0.007cm" svg:width="3.45cm" svg:height="3.791cm" draw:z-index="0"><draw:image xlink:href="Pictures/10000201000000CC000000E031CC2D30969F3258.png" xlink:type="simple" xlink:show="embed" xlink:actuate="onLoad" draw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h text:style-name="P24" text:outline-level="2"><draw:frame draw:style-name="fr2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4" text:outline-level="2"><draw:frame draw:style-name="fr1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3"/>
      <text:p text:style-name="P11"/>
      <text:p text:style-name="P20"/>
      <text:h text:style-name="P24" text:outline-level="2"><text:bookmark-start text:name="__RefHeading___Toc985_3415296851"/><text:soft-page-break/>Zoom In<text:bookmark-end text:name="__RefHeading___Toc985_3415296851"/></text:h>
      <text:p text:style-name="P14">Zooms into the viewport. </text:p>
      <text:h text:style-name="P24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4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4" text:outline-level="2"><text:bookmark-start text:name="__RefHeading___Toc991_3415296851"/><text:span text:style-name="T12">Frame</text:span><text:span text:style-name="T13"> Selected</text:span><text:bookmark-end text:name="__RefHeading___Toc991_3415296851"/></text:h>
      <text:p text:style-name="P15">Z<text:span text:style-name="T11">ooms to the selection.</text:span></text:p>
      <text:h text:style-name="P24" text:outline-level="2"><text:bookmark-start text:name="__RefHeading___Toc1600_976454963"/><text:span text:style-name="T12">Frame</text:span> All<text:bookmark-end text:name="__RefHeading___Toc1600_976454963"/></text:h>
      <text:p text:style-name="P16">View all zooms in or out <text:span text:style-name="T9">in the viewport </text:span>until all objects in the scene are displayed fitting in the viewport.</text:p>
      <text:p text:style-name="P21"/>
      <text:h text:style-name="P24" text:outline-level="2"><draw:frame draw:style-name="fr2" draw:name="Bild12" text:anchor-type="paragraph" svg:y="0.392cm" svg:width="7.86cm" svg:height="2.69cm" draw:z-index="3"><draw:image xlink:href="Pictures/10000201000001D00000009F16D76C41BC80BF5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7">This menu contains general view functionality. And exists in most other editor types too<text:span text:style-name="T10">.</text:span></text:p>
      <text:h text:style-name="P25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25" text:outline-level="3"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25" text:outline-level="3"><draw:frame draw:style-name="fr1" draw:name="Bild14" text:anchor-type="paragraph" svg:x="11.707cm" svg:y="0.395cm" svg:width="7.05cm" svg:height="5.211cm" draw:z-index="4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9"> It is not connected with the rest of the UI anymore.</text:span></text:p>
      <text:p text:style-name="P16">A separated window cannot be merged into the main window again. You have to close it when not longer needed.</text:p>
      <text:h text:style-name="P25" text:outline-level="3"><text:bookmark-start text:name="__RefHeading___Toc1614_976454963"/>Toggle Maximize Area<text:bookmark-end text:name="__RefHeading___Toc1614_976454963"/></text:h>
      <text:p text:style-name="P11">Displays the editor maximized with menus.</text:p>
      <text:p text:style-name="P11">To return from the maximized view press hotkey ctrl + spacebar. Or reuse the menu item in the area menu.</text:p>
      <text:h text:style-name="P25" text:outline-level="3"><text:bookmark-start text:name="__RefHeading___Toc1616_976454963"/><text:soft-page-break/>Toggle Full screen Area<text:bookmark-end text:name="__RefHeading___Toc1616_976454963"/></text:h>
      <text:p text:style-name="P11">Displays the editor maximized without menus.</text:p>
      <text:p text:style-name="P11">To return from the full screen view press hotkey ctrl + alt + spacebar.</text:p>
      <text:h text:style-name="P26" text:outline-level="3"><text:bookmark-start text:name="__RefHeading___Toc2847_3598358996"/>Close Area<text:bookmark-end text:name="__RefHeading___Toc2847_3598358996"/></text:h>
      <text:p text:style-name="P18">Closes the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26576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1</text:span><text:span text:style-name="MT4">.</text:span><text:span text:style-name="MT5">3</text:span><text:span text:style-name="MT1"> Editors - S</text:span><text:span text:style-name="MT2">hader</text:span><text:span text:style-name="MT1">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4M48S</meta:editing-duration>
    <meta:editing-cycles>109</meta:editing-cycles>
    <meta:generator>LibreOffice/7.0.4.2$Windows_X86_64 LibreOffice_project/dcf040e67528d9187c66b2379df5ea4407429775</meta:generator>
    <dc:date>2021-05-05T18:04:54.868000000</dc:date>
    <meta:document-statistic meta:table-count="2" meta:image-count="6" meta:object-count="0" meta:page-count="3" meta:paragraph-count="55" meta:word-count="351" meta:character-count="1926" meta:non-whitespace-character-count="1626"/>
    <meta:template xlink:type="simple" xlink:actuate="onRequest" xlink:title="standard1cm" xlink:href="../../../AppData/Roaming/LibreOffice/4/user/template/standard1cm.ott" meta:date="2016-03-29T12:51:21.206000000"/>
  </office:meta>
</office:document-meta>
</file>